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B7DA4DD4BAECD386.jpg" manifest:media-type="image/jpeg"/>
  <manifest:file-entry manifest:full-path="Pictures/10000000000000080000000820A1E16DA75ED138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08cm" fo:min-width="3.31cm"/>
      <style:paragraph-properties style:writing-mode="lr-tb"/>
    </style:style>
    <style:style style:name="gr2" style:family="graphic" style:parent-style-name="standard">
      <style:graphic-properties svg:stroke-color="#ff0000" draw:fill="solid" draw:fill-color="#ff0000" loext:fill-use-slide-background="false" draw:opacity="48%" draw:textarea-horizontal-align="justify" draw:textarea-vertical-align="middle" draw:auto-grow-height="false" fo:min-height="1.771cm" fo:min-width="1.97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 draw:opacity="48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858cm" svg:x="2.27cm" svg:y="1.952cm">
          <text:p text:style-name="P1">Some</text:p>
          <text:p text:style-name="P1">Tex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2.857cm" draw:transform="rotate (0.558505360638186) translate (4.175cm 4.292cm)">
          <text:p text:style-name="P1">Opa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20A1E16DA75ED138.pn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ba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25:40.150351196</meta:creation-date>
    <dc:date>2023-04-19T09:29:54.618738697</dc:date>
    <meta:editing-duration>PT4M15S</meta:editing-duration>
    <meta:editing-cycles>1</meta:editing-cycles>
    <meta:document-statistic meta:object-count="2"/>
    <meta:generator>LibreOffice/7.5.0.3$Linux_X86_64 LibreOffice_project/50$Build-3</meta:generator>
  </office:meta>
</office:document-meta>
</file>